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宋体" style:font-family-asian="宋体" style:font-family-complex="宋体" fo:background-color="transparent" style:use-window-font-color="true"/>
    </style:style>
    <style:style style:name="T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中文书籍资料搜索：</text:span></text:p>
      <text:p text:style-name="P1"><text:span text:style-name="T2"/></text:p>
      <text:p text:style-name="P2"><text:a xlink:href="http://3cvpkfx4gdnkcduj.onion/search.php"><text:span text:style-name="T3">http://3cvpkfx4gdnkcduj.onion/search.php</text:span></text:a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draw:frame text:anchor-type="as-char" svg:width="169.86mm" svg:height="70.38mm" style:rel-width="scale" style:rel-height="scale"><draw:object-ole xlink:href="OleObj1"/><draw:image xlink:href="ObjectReplacements/OleObj1"/></draw:frame><text:span text:style-name="T4"/></text:p>
      <text:p text:style-name="P3"><text:span text:style-name="T4"/></text:p>
      <text:p text:style-name="P4"><text:span text:style-name="T5">2英文书籍搜索：</text:span></text:p>
      <text:p text:style-name="P4"><text:span text:style-name="T6"/></text:p>
      <text:p text:style-name="P5"><text:a xlink:href="http://xfmro77i3lixucja.onion/"><text:span text:style-name="T7">http://xfmro77i3lixucja.onion/</text:span></text:a><text:span text:style-name="T8"/></text:p>
      <text:p text:style-name="P5"><text:span text:style-name="T8"/></text:p>
      <text:p text:style-name="P6"><draw:frame text:anchor-type="as-char" svg:width="146.58mm" svg:height="88.64mm" style:rel-width="scale" style:rel-height="scale"><draw:object-ole xlink:href="OleObj2"/><draw:image xlink:href="ObjectReplacements/OleObj2"/></draw:frame><text:span text:style-name="T8"/></text:p>
      <text:p text:style-name="P6"><text:span text:style-name="T8"/></text:p>
      <text:p text:style-name="P6"><text:span text:style-name="T8">3地址：</text:span></text:p>
      <text:p text:style-name="P6"><text:span text:style-name="T8"/></text:p>
      <text:p text:style-name="P6"><text:a xlink:href="http://duskgytldkxiuqc6.onion/fedpapers/federa00.htm"><text:span text:style-name="T9">http://duskgytldkxiuqc6.onion/fedpapers/federa00.htm</text:span></text:a><text:span text:style-name="T10"/></text:p>
      <text:p text:style-name="P6"><text:span text:style-name="T10"/></text:p>
      <text:p text:style-name="P6"><draw:frame text:anchor-type="as-char" svg:width="152.40mm" svg:height="90.49mm" style:rel-width="scale" style:rel-height="scale"><draw:object-ole xlink:href="OleObj3"/><draw:image xlink:href="ObjectReplacements/OleObj3"/></draw:frame><text:span text:style-name="T10"/></text:p>
      <text:p text:style-name="P6"><text:span text:style-name="T10"/></text:p>
      <text:p text:style-name="P6"><text:span text:style-name="T10">4地址：</text:span></text:p>
      <text:p text:style-name="P6"><text:span text:style-name="T10"/></text:p>
      <text:p text:style-name="P6"><text:a xlink:href="http://6sgjmi53igmg7fm7.onion/index.php?title=Main_Page"><text:span text:style-name="T11">http://6sgjmi53igmg7fm7.onion/index.php?title=Main_Page</text:span></text:a><text:span text:style-name="T12"/></text:p>
      <text:p text:style-name="P6"><text:span text:style-name="T12"/></text:p>
      <text:p text:style-name="P6"><draw:frame text:anchor-type="as-char" svg:width="152.40mm" svg:height="85.99mm" style:rel-width="scale" style:rel-height="scale"><draw:object-ole xlink:href="OleObj4"/><draw:image xlink:href="ObjectReplacements/OleObj4"/></draw:frame><text:span text:style-name="T12"/></text:p>
      <text:p text:style-name="P6"><text:span text:style-name="T12"/></text:p>
      <text:p text:style-name="P6"><text:span text:style-name="T12"/></text:p>
      <text:p text:style-name="P7"><text:span text:style-name="T1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